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2pt" style:font-size-asian="12pt"/>
    </style:style>
    <style:style style:name="P2" style:parent-style-name="Normal" style:family="paragraph">
      <style:paragraph-properties fo:text-align="center"/>
      <style:text-properties fo:font-weight="bold" style:font-weight-asian="bold" fo:font-size="12pt" style:font-size-asian="12pt"/>
    </style:style>
    <style:style style:name="P3" style:parent-style-name="Normal" style:family="paragraph">
      <style:paragraph-properties fo:text-align="center"/>
    </style:style>
    <style:style style:name="T4" style:parent-style-name="DefaultParagraphFont" style:family="text">
      <style:text-properties fo:font-size="12pt" style:font-size-asian="12pt"/>
    </style:style>
    <style:style style:name="T5" style:parent-style-name="DefaultParagraphFont" style:family="text">
      <style:text-properties style:text-position="super 66.6%" fo:font-size="12pt" style:font-size-asian="12pt"/>
    </style:style>
    <style:style style:name="T6" style:parent-style-name="DefaultParagraphFont" style:family="text">
      <style:text-properties fo:font-size="12pt" style:font-size-asian="12pt"/>
    </style:style>
    <style:style style:name="T7" style:parent-style-name="DefaultParagraphFont" style:family="text">
      <style:text-properties fo:font-size="12pt" style:font-size-asian="12pt"/>
    </style:style>
    <style:style style:name="T8" style:parent-style-name="DefaultParagraphFont" style:family="text">
      <style:text-properties fo:font-size="12pt" style:font-size-asian="12pt"/>
    </style:style>
    <style:style style:name="T9" style:parent-style-name="DefaultParagraphFont" style:family="text">
      <style:text-properties fo:font-size="12pt" style:font-size-asian="12pt"/>
    </style:style>
    <style:style style:name="T10" style:parent-style-name="DefaultParagraphFont" style:family="text">
      <style:text-properties fo:font-size="12pt" style:font-size-asian="12pt"/>
    </style:style>
    <style:style style:name="T11" style:parent-style-name="DefaultParagraphFont" style:family="text">
      <style:text-properties fo:font-size="12pt" style:font-size-asian="12pt"/>
    </style:style>
    <style:style style:name="T12" style:parent-style-name="DefaultParagraphFont" style:family="text">
      <style:text-properties fo:font-size="12pt" style:font-size-asian="12pt"/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T16" style:parent-style-name="DefaultParagraphFont" style:family="text">
      <style:text-properties fo:font-size="12pt" style:font-size-asian="12pt"/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Normal" style:family="paragraph">
      <style:paragraph-properties fo:text-align="center"/>
    </style:style>
    <style:style style:name="T21" style:parent-style-name="DefaultParagraphFont" style:family="text">
      <style:text-properties fo:font-size="12pt" style:font-size-asian="12pt"/>
    </style:style>
    <style:style style:name="T22" style:parent-style-name="DefaultParagraphFont" style:family="text">
      <style:text-properties fo:font-size="12pt" style:font-size-asian="12pt"/>
    </style:style>
    <style:style style:name="T23" style:parent-style-name="DefaultParagraphFont" style:family="text">
      <style:text-properties fo:font-size="12pt" style:font-size-asian="12pt"/>
    </style:style>
    <style:style style:name="T24" style:parent-style-name="DefaultParagraphFont" style:family="text">
      <style:text-properties fo:font-size="12pt" style:font-size-asian="12pt"/>
    </style:style>
  </office:automatic-styles>
  <office:body>
    <office:text text:use-soft-page-breaks="true">
      <text:p text:style-name="P1">Kaiser von Prince’s development journal. First entry.</text:p>
      <text:p text:style-name="P2">HEIL DEM KAISER!</text:p>
      <text:p text:style-name="P3"><text:span text:style-name="T4">Ok. This is the first report I’m giving you. So, the antagonists Jack is fighting are ninjas and a satanic version of himself. Jack can only take 2 hits and dies from a 3</text:span><text:span text:style-name="T5">rd</text:span><text:span text:style-name="T6"><text:s/>one. I was kinda hoping for a numeric based HP mechanic. We’re also going to need real</text:span><text:span text:style-name="T7">istic</text:span><text:span text:style-name="T8"><text:s/>bullet</text:span><text:span text:style-name="T9"><text:s/>sprites</text:span><text:span text:style-name="T10">, not white circles.</text:span><text:span text:style-name="T11"><text:s/>Glad to see you’ve established solid and destructible cover.</text:span><text:span text:style-name="T12"><text:s/>An issue I found was that the bullets ricochet every time they hit something. We should look up the probability of bullet ricochets for fully auto and semi auto weapons.</text:span><text:span text:style-name="T13"><text:s/>I found that contrary to what Jacob told me, th</text:span><text:span text:style-name="T14">e gameplay starts immediately as oppose to showing the logo first.</text:span><text:span text:style-name="T15"><text:s/>There’s a nonsensical floating building as well.</text:span><text:span text:style-name="T16"><text:s/>Having antagonists being mortal will be critical in the gameplay.</text:span><text:span text:style-name="T17"><text:s/>It’s also not 100% a gun game. We’ll need to get some form of melee combat in too. I plan to make it so that you avoid gun violence whenever possible unless 1: you need the firepower, 2: your enemies have guns themselves or 3: you’re in the U.S.A</text:span><text:span text:style-name="T18">. because gun violence is more frowned upon than normal violence.</text:span><text:span text:style-name="T19"><text:s/>So far in this version, you’re pointlessly shooting at baddies holding off the inevitable.</text:span></text:p>
      <text:p text:style-name="P20"><text:span text:style-name="T21">Improve the game based on what I’ve said, and these instructions are higher priority.</text:span><text:span text:style-name="T22"><text:s/>Make the enemies mortal, make the G36C spinoff gun fire</text:span><text:span text:style-name="T23"><text:s/>something that would look like a 5.56mm round, specify which fire controls fire full auto or semi auto, make a number beneath the health bar which shows your HP, make the health bar green where you have health and red where you have damage (50% health would be half green half red)<text:s/></text:span><text:span text:style-name="T24">and maybe even (just for the next version) make a swap weapon control to equip a side pistol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ckson Prince</meta:initial-creator>
    <dc:creator>Jackson Prince</dc:creator>
    <meta:creation-date>2018-04-22T22:56:00Z</meta:creation-date>
    <dc:date>2018-04-22T23:20:00Z</dc:date>
    <meta:template xlink:href="Normal.dotm" xlink:type="simple"/>
    <meta:editing-cycles>14</meta:editing-cycles>
    <meta:editing-duration>PT1440S</meta:editing-duration>
    <meta:document-statistic meta:page-count="1" meta:paragraph-count="3" meta:word-count="261" meta:character-count="1749" meta:row-count="12" meta:non-whitespace-character-count="1491"/>
  </office:meta>
</office:document-meta>
</file>